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1.027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26cm" svg:y1="11.954cm" svg:x2="19cm" svg:y2="12cm">
          <text:p/>
        </draw:line>
        <draw:custom-shape draw:style-name="gr2" draw:text-style-name="P1" draw:layer="layout" svg:width="10.536cm" svg:height="13.985cm" draw:transform="skewX (1.01113608313011E-016) rotate (0.6981317007976) translate (1.743cm 10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967cm" svg:height="11.504cm" draw:transform="rotate (0.6981317007976) translate (4.057cm 9.9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167cm" svg:height="1.277cm" svg:x="14.252cm" svg:y="6.827cm">
          <draw:text-box>
            <text:p text:style-name="P2"><text:span text:style-name="T1">U</text:span></text:p>
          </draw:text-box>
        </draw:frame>
        <draw:frame draw:style-name="gr4" draw:text-style-name="P2" draw:layer="layout" svg:width="1.167cm" svg:height="1.277cm" svg:x="11.749cm" svg:y="9.946cm">
          <draw:text-box>
            <text:p text:style-name="P2"><text:span text:style-name="T1">K</text:span></text:p>
          </draw:text-box>
        </draw:frame>
        <draw:line draw:style-name="gr1" draw:text-style-name="P1" draw:layer="layout" svg:x1="7.985cm" svg:y1="11.954cm" svg:x2="8cm" svg:y2="3cm">
          <text:p/>
        </draw:line>
        <draw:line draw:style-name="gr1" draw:text-style-name="P1" draw:layer="layout" svg:x1="11.482cm" svg:y1="12.001cm" svg:x2="11.497cm" svg:y2="3.047cm">
          <text:p/>
        </draw:line>
        <draw:line draw:style-name="gr1" draw:text-style-name="P1" draw:layer="layout" svg:x1="16.5cm" svg:y1="11.954cm" svg:x2="16.51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8-11T10:32:34</meta:creation-date>
    <dc:date>2011-08-11T10:37:22</dc:date>
    <dc:creator>Stephane Puechmorel</dc:creator>
    <meta:editing-duration>PT4M48S</meta:editing-duration>
    <meta:editing-cycles>1</meta:editing-cycles>
    <meta:document-statistic meta:object-count="8"/>
    <meta:generator>LibreOffice/3.3$Unix LibreOffice_project/330m19$Build-202</meta:generator>
  </office:meta>
</office:document-meta>
</file>